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DE0000013DB68ED301.png"/>
  <manifest:file-entry manifest:media-type="image/jpeg" manifest:full-path="Pictures/10000000000001C200000151AEC9EB7E.jpg"/>
  <manifest:file-entry manifest:media-type="image/png" manifest:full-path="Pictures/1000020100000394000002AD92745F01.png"/>
  <manifest:file-entry manifest:media-type="image/jpeg" manifest:full-path="Pictures/100000000000025800000320AA9F75E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itle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width="0.026cm" svg:stroke-color="#800000" draw:marker-start-width="0.3cm" draw:marker-start-center="false" draw:marker-end-width="0.3cm" draw:marker-end-center="false" draw:stroke-linejoin="miter" draw:fill="solid" draw:fill-color="#ff6633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45cm" fo:min-width="14.29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25cm" fo:min-width="22.5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420e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 style:writing-mode="lr-tb">
        <style:tab-stops/>
      </style:paragraph-properties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Snell Roundhand'" style:font-style-name="標準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text-properties fo:font-size="48pt" style:font-size-asian="48pt" style:font-weight-asian="250" style:font-size-complex="48pt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fo:font-family="'Snell Roundhand'" style:font-style-name="標準" style:font-pitch="variable" fo:font-size="24pt" style:font-size-asian="24pt" style:font-size-complex="24pt"/>
    </style:style>
    <style:style style:name="T2" style:family="text">
      <style:text-properties fo:font-size="48pt" style:font-size-asian="48pt" style:font-weight-asian="250" style:font-size-complex="4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family="'Arial Black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7.5cm" svg:height="12cm" svg:x="-0.5cm" svg:y="6cm">
          <draw:image xlink:href="Pictures/10000000000001C200000151AEC9EB7E.jpg" xlink:type="simple" xlink:show="embed" xlink:actuate="onLoad">
            <text:p/>
          </draw:image>
        </draw:frame>
        <draw:frame draw:style-name="gr2" draw:layer="layout" svg:width="48cm" svg:height="22.5cm" svg:x="5.5cm" svg:y="59cm">
          <draw:image xlink:href="Pictures/1000020100000394000002AD92745F01.png" xlink:type="simple" xlink:show="embed" xlink:actuate="onLoad">
            <text:p/>
          </draw:image>
        </draw:frame>
        <draw:custom-shape draw:style-name="gr3" draw:text-style-name="P1" draw:layer="layout" svg:width="21.5cm" svg:height="25cm" svg:x="30cm" svg:y="3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7cm" svg:height="20.5cm" svg:x="32.5cm" svg:y="35.5cm">
          <draw:image xlink:href="Pictures/10000201000001DE0000013DB68ED301.png" xlink:type="simple" xlink:show="embed" xlink:actuate="onLoad">
            <text:p/>
          </draw:image>
        </draw:frame>
        <draw:frame draw:style-name="gr1" draw:text-style-name="P1" draw:layer="layout" svg:width="19.5cm" svg:height="22.5cm" svg:x="6.5cm" svg:y="33cm">
          <draw:image xlink:href="Pictures/100000000000025800000320AA9F75E3.jpg" xlink:type="simple" xlink:show="embed" xlink:actuate="onLoad">
            <text:p/>
          </draw:image>
        </draw:frame>
        <draw:custom-shape draw:style-name="gr4" draw:text-style-name="P3" draw:layer="layout" svg:width="34cm" svg:height="4.5cm" svg:x="2cm" svg:y="2cm">
          <text:p text:style-name="P2"><text:span text:style-name="T1">What's Your Name!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5" draw:text-style-name="P5" draw:layer="layout" svg:width="14.794cm" svg:height="8.595cm" svg:x="5.206cm" svg:y="7.905cm">
          <draw:text-box>
            <text:p text:style-name="P4"><text:span text:style-name="T2">Project-L</text:span></text:p>
            <text:p text:style-name="P4"><text:span text:style-name="T2">125741C </text:span><text:span text:style-name="T2">知念拓弥</text:span></text:p>
            <text:p text:style-name="P4"><text:span text:style-name="T2">125757K </text:span><text:span text:style-name="T2">與座一貴</text:span></text:p>
            <text:p text:style-name="P4"><text:span text:style-name="T2">125761H </text:span><text:span text:style-name="T2">下地輝史</text:span></text:p>
          </draw:text-box>
        </draw:frame>
        <draw:frame draw:style-name="gr6" draw:text-style-name="P4" draw:layer="layout" svg:width="24.204cm" svg:height="11.5cm" svg:x="30.296cm" svg:y="7cm">
          <draw:text-box>
            <text:p text:style-name="P4">20XX年，人類は自分を表現す</text:p>
            <text:p text:style-name="P4">ることができなくなっていた．</text:p>
            <text:p text:style-name="P4">そこに自己紹介アプリという一</text:p>
            <text:p text:style-name="P4">筋の光が降り注ぐ！！</text:p>
            <text:p text:style-name="P4">・</text:p>
            <text:p text:style-name="P4">・</text:p>
          </draw:text-box>
        </draw:frame>
        <draw:rect draw:style-name="gr7" draw:text-style-name="P6" draw:layer="layout" svg:width="39cm" svg:height="10cm" svg:x="8.5cm" svg:y="20.5cm">
          <text:p text:style-name="P6"><text:span text:style-name="T3">画面遷移など</text:span></text:p>
        </draw:rect>
        <draw:custom-shape draw:style-name="gr8" draw:text-style-name="P7" draw:layer="layout" svg:width="11cm" svg:height="2.5cm" svg:x="35cm" svg:y="32cm">
          <text:p text:style-name="P2"><text:span text:style-name="T4">クラス図</text:span> </text:p>
          <draw:enhanced-geometry svg:viewBox="0 0 21600 21600" draw:mirror-horizontal="false" draw:mirror-vertical="false" draw:text-path="true" draw:text-path-mode="shape" draw:text-path-scale="path" draw:text-path-same-letter-heights="false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Courier New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dc:date>2014-02-10T17:42:30</dc:date>
    <dc:creator>Yoza Kazuki</dc:creator>
    <meta:generator>OpenOffice.org/3.3$Unix OpenOffice.org_project/330m20$Build-9567</meta:generator>
    <meta:printed-by>Yoza Kazuki</meta:printed-by>
    <meta:print-date>2014-02-10T17:20:52</meta:print-date>
    <meta:editing-duration>PT33M7S</meta:editing-duration>
    <meta:editing-cycles>2</meta:editing-cycles>
    <meta:document-statistic meta:object-count="10"/>
  </office:meta>
</office:document-meta>
</file>